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1"/>
    <style:style style:name="P3" style:family="paragraph" style:parent-style-name="Preformatted_20_Text" style:list-style-name="L12"/>
    <style:style style:name="P4" style:family="paragraph" style:parent-style-name="Preformatted_20_Text" style:list-style-name="L13"/>
    <style:style style:name="P5" style:family="paragraph" style:parent-style-name="Preformatted_20_Text" style:list-style-name="L14"/>
    <style:style style:name="P6" style:family="paragraph" style:parent-style-name="Preformatted_20_Text" style:list-style-name="L15"/>
    <style:style style:name="P7" style:family="paragraph" style:parent-style-name="Preformatted_20_Text" style:list-style-name="L16"/>
    <style:style style:name="P8" style:family="paragraph" style:parent-style-name="Preformatted_20_Text" style:list-style-name="L17"/>
    <style:style style:name="P9" style:family="paragraph" style:parent-style-name="Preformatted_20_Text" style:list-style-name="L23"/>
    <style:style style:name="P10" style:family="paragraph" style:parent-style-name="Preformatted_20_Text" style:list-style-name="L24"/>
    <style:style style:name="P11" style:family="paragraph" style:parent-style-name="Preformatted_20_Text" style:list-style-name="L26"/>
    <style:style style:name="P12" style:family="paragraph" style:parent-style-name="Preformatted_20_Text" style:list-style-name="L27"/>
    <style:style style:name="P13" style:family="paragraph" style:parent-style-name="Quotations" style:list-style-name="L11">
      <style:paragraph-properties fo:margin-left="0.5in" fo:margin-right="0in" fo:text-indent="0in" style:auto-text-indent="false"/>
    </style:style>
    <style:style style:name="P14" style:family="paragraph" style:parent-style-name="Quotations" style:list-style-name="L12">
      <style:paragraph-properties fo:margin-left="0.5in" fo:margin-right="0in" fo:text-indent="0in" style:auto-text-indent="false"/>
    </style:style>
    <style:style style:name="P15" style:family="paragraph" style:parent-style-name="Quotations" style:list-style-name="L13">
      <style:paragraph-properties fo:margin-left="0.5in" fo:margin-right="0in" fo:text-indent="0in" style:auto-text-indent="false"/>
    </style:style>
    <style:style style:name="P16" style:family="paragraph" style:parent-style-name="Quotations" style:list-style-name="L14">
      <style:paragraph-properties fo:margin-left="0.5in" fo:margin-right="0in" fo:text-indent="0in" style:auto-text-indent="false"/>
    </style:style>
    <style:style style:name="P17" style:family="paragraph" style:parent-style-name="Quotations" style:list-style-name="L15">
      <style:paragraph-properties fo:margin-left="0.5in" fo:margin-right="0in" fo:text-indent="0in" style:auto-text-indent="false"/>
    </style:style>
    <style:style style:name="P18" style:family="paragraph" style:parent-style-name="Quotations" style:list-style-name="L16">
      <style:paragraph-properties fo:margin-left="0.5in" fo:margin-right="0in" fo:text-indent="0in" style:auto-text-indent="false"/>
    </style:style>
    <style:style style:name="P19" style:family="paragraph" style:parent-style-name="Quotations" style:list-style-name="L17">
      <style:paragraph-properties fo:margin-left="0.5in" fo:margin-right="0in" fo:text-indent="0in" style:auto-text-indent="false"/>
    </style:style>
    <style:style style:name="P20" style:family="paragraph" style:parent-style-name="Quotations" style:list-style-name="L23">
      <style:paragraph-properties fo:margin-left="0.5in" fo:margin-right="0in" fo:text-indent="0in" style:auto-text-indent="false"/>
    </style:style>
    <style:style style:name="P21" style:family="paragraph" style:parent-style-name="Quotations" style:list-style-name="L24">
      <style:paragraph-properties fo:margin-left="0.5in" fo:margin-right="0in" fo:text-indent="0in" style:auto-text-indent="false"/>
    </style:style>
    <style:style style:name="P22" style:family="paragraph" style:parent-style-name="Quotations" style:list-style-name="L26">
      <style:paragraph-properties fo:margin-left="0.5in" fo:margin-right="0in" fo:text-indent="0in" style:auto-text-indent="false"/>
    </style:style>
    <style:style style:name="P23" style:family="paragraph" style:parent-style-name="Quotations" style:list-style-name="L27">
      <style:paragraph-properties fo:margin-left="0.5in" fo:margin-right="0in" fo:text-indent="0in" style:auto-text-indent="false"/>
    </style:style>
    <style:style style:name="P24" style:family="paragraph" style:parent-style-name="Text_20_body" style:list-style-name="L2">
      <style:paragraph-properties fo:margin-top="0in" fo:margin-bottom="0in" style:contextual-spacing="false"/>
    </style:style>
    <style:style style:name="P25" style:family="paragraph" style:parent-style-name="Text_20_body" style:list-style-name="L3">
      <style:paragraph-properties fo:margin-top="0in" fo:margin-bottom="0in" style:contextual-spacing="false"/>
    </style:style>
    <style:style style:name="P26" style:family="paragraph" style:parent-style-name="Text_20_body" style:list-style-name="L4">
      <style:paragraph-properties fo:margin-top="0in" fo:margin-bottom="0in" style:contextual-spacing="false"/>
    </style:style>
    <style:style style:name="P27" style:family="paragraph" style:parent-style-name="Text_20_body" style:list-style-name="L5">
      <style:paragraph-properties fo:margin-top="0in" fo:margin-bottom="0in" style:contextual-spacing="false"/>
    </style:style>
    <style:style style:name="P28" style:family="paragraph" style:parent-style-name="Text_20_body" style:list-style-name="L6">
      <style:paragraph-properties fo:margin-top="0in" fo:margin-bottom="0in" style:contextual-spacing="false"/>
    </style:style>
    <style:style style:name="P29" style:family="paragraph" style:parent-style-name="Text_20_body" style:list-style-name="L7"/>
    <style:style style:name="P30" style:family="paragraph" style:parent-style-name="Text_20_body" style:list-style-name="L8">
      <style:paragraph-properties fo:margin-top="0in" fo:margin-bottom="0in" style:contextual-spacing="false"/>
    </style:style>
    <style:style style:name="P31" style:family="paragraph" style:parent-style-name="Text_20_body" style:list-style-name="L9">
      <style:paragraph-properties fo:margin-top="0in" fo:margin-bottom="0in" style:contextual-spacing="false"/>
    </style:style>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paragraph-properties fo:margin-top="0in" fo:margin-bottom="0in" style:contextual-spacing="false"/>
    </style:style>
    <style:style style:name="P42" style:family="paragraph" style:parent-style-name="Text_20_body" style:list-style-name="L20">
      <style:paragraph-properties fo:margin-top="0in" fo:margin-bottom="0in" style:contextual-spacing="false"/>
    </style:style>
    <style:style style:name="P43" style:family="paragraph" style:parent-style-name="Text_20_body" style:list-style-name="L21">
      <style:paragraph-properties fo:margin-top="0in" fo:margin-bottom="0in" style:contextual-spacing="false"/>
    </style:style>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configuring-logrotate"/>Configuring <text:span text:style-name="Source_5f_Text">logrotate</text:span><text:bookmark-end text:name="configuring-logrotate"/></text:h>
      <text:h text:style-name="Heading_20_2" text:outline-level="2"><text:bookmark-start text:name="introduction"/>Introduction<text:bookmark-end text:name="introduction"/></text:h>
      <text:p text:style-name="First_20_paragraph">In server administration, log files are essential records of system events, application activities, and potential errors. Effective log management is a cornerstone of maintaining a stable, secure, and well-performing server environment.</text:p>
      <text:p text:style-name="Text_20_body">Key reasons why log management is critical:</text:p>
      <text:list xml:id="list2835289745" text:style-name="L6">
        <text:list-item>
          <text:p text:style-name="P28"><text:span text:style-name="T1">Resource Conservation</text:span>: Log files can grow indefinitely if unmanaged, consuming valuable disk space. This can lead to system instability or failure if the disk becomes full.</text:p>
        </text:list-item>
        <text:list-item>
          <text:p text:style-name="P28"><text:span text:style-name="T1">Performance Optimization</text:span>: Accessing and analyzing extremely large log files can be time-consuming and resource-intensive, hindering efficient troubleshooting.</text:p>
        </text:list-item>
        <text:list-item>
          <text:p text:style-name="P28"><text:span text:style-name="T1">Problem Diagnosis</text:span> (Troubleshooting): When system issues or application errors occur, logs provide the primary data source for diagnosing the root cause. Organized logs facilitate quicker identification of relevant information.</text:p>
        </text:list-item>
        <text:list-item>
          <text:p text:style-name="P28"><text:span text:style-name="T1">Security and Auditing</text:span>: Logs are vital for security monitoring, recording access attempts, system changes, and potential security incidents. They form the basis for security audits and forensic analysis.</text:p>
        </text:list-item>
        <text:list-item>
          <text:p text:style-name="P28"><text:span text:style-name="T1">Regulatory Compliance</text:span>: Many organizations are subject to regulations that mandate the retention and management of log data for specific periods.</text:p>
        </text:list-item>
      </text:list>
      <text:p text:style-name="First_20_paragraph"><text:span text:style-name="T1">The</text:span> <text:span text:style-name="Source_5f_Text">logrotate</text:span> <text:span text:style-name="T1">Utility:</text:span></text:p>
      <text:p text:style-name="Text_20_body"><text:span text:style-name="Source_5f_Text">logrotate</text:span> is a standard Linux utility designed to automate the administration of log files. Its primary function is to systematically process log files by rotating, compressing, deleting, and optionally mailing them. This automation ensures that log management tasks are performed consistently without manual intervention.</text:p>
      <text:h text:style-name="Heading_20_2" text:outline-level="2"><text:bookmark-start text:name="examining-logrotate-configuration"/>Examining <text:span text:style-name="Source_5f_Text">logrotate</text:span> Configuration<text:bookmark-end text:name="examining-logrotate-configuration"/></text:h>
      <text:p text:style-name="First_20_paragraph">The behavior of logrotate is controlled by configuration files located in specific directories:</text:p>
      <text:list xml:id="list3493168660" text:style-name="L7">
        <text:list-item>
          <text:p text:style-name="P29"><text:span text:style-name="T1">Primary Configuration File</text:span>: <text:span text:style-name="Source_5f_Text">/etc/logrotate.conf</text:span></text:p>
          <text:list text:style-name="L8">
            <text:list-item>
              <text:p text:style-name="P30">This file establishes the global default settings and operational parameters for <text:span text:style-name="Source_5f_Text">logrotate</text:span>. Directives set in this file apply to all log rotation processes unless explicitly overridden by more specific configurations.</text:p>
            </text:list-item>
          </text:list>
        </text:list-item>
        <text:list-item>
          <text:p text:style-name="P29"><text:span text:style-name="T1">Service-Specific Configuration Directory</text:span>: <text:span text:style-name="Source_5f_Text">/etc/logrotate.d/</text:span></text:p>
          <text:list text:style-name="L9">
            <text:list-item>
              <text:p text:style-name="P31">This directory contains individual configuration files for specific applications or services (e.g., web servers like Apache or Nginx, system services like <text:span text:style-name="Source_5f_Text">syslog</text:span> or <text:span text:style-name="Source_5f_Text">apt</text:span>). Each file within <text:span text:style-name="Source_5f_Text">/etc/logrotate.d/</text:span> defines how the logs for that particular service should be managed. These service-specific configurations can augment or override the global settings defined in <text:span text:style-name="Source_5f_Text">/etc/logrotate.conf</text:span>.</text:p>
            </text:list-item>
          </text:list>
        </text:list-item>
      </text:list>
      <text:p text:style-name="First_20_paragraph"><text:soft-page-break/>Essentially, /etc/logrotate.conf provides the general framework, while files in /etc/logrotate.d/ provide tailored instructions for individual services.</text:p>
      <text:h text:style-name="Heading_20_3" text:outline-level="3"><text:bookmark-start text:name="common-logrotate-configuration-directives"/>Common <text:span text:style-name="Source_5f_Text">logrotate</text:span> Configuration Directives<text:bookmark-end text:name="common-logrotate-configuration-directives"/></text:h>
      <text:p text:style-name="First_20_paragraph">With an understanding of where <text:span text:style-name="Source_5f_Text">logrotate</text:span> gets its instructions, let's explore the actual commands, or directives, that you'll use within these configuration files to define how logs are managed. These directives act as specific instructions for <text:span text:style-name="Source_5f_Text">logrotate</text:span>.</text:p>
      <text:p text:style-name="Text_20_body">Here are some directives with explicit examples as they would appear in a file like <text:span text:style-name="Source_5f_Text">/etc/logrotate.d/apache2</text:span> or <text:span text:style-name="Source_5f_Text">/etc/logrotate.conf</text:span></text:p>
      <text:p text:style-name="Preformatted_20_Text"># Example inside of /etc/logrotate.conf</text:p>
      <text:p text:style-name="Preformatted_20_Text"/>
      <text:p text:style-name="Preformatted_20_Text">/var/log/apache2/*.log {</text:p>
      <text:p text:style-name="Preformatted_20_Text"><text:s text:c="4"/># Directives for Apache web server logs</text:p>
      <text:p text:style-name="Preformatted_20_Text">}</text:p>
      <text:p text:style-name="First_20_paragraph">Here are some of the most frequently used and essential <text:span text:style-name="Source_5f_Text">logrotate</text:span> directives:</text:p>
      <text:list xml:id="list4122091158" text:style-name="L10">
        <text:list-item>
          <text:p text:style-name="P32"><text:span text:style-name="Source_5f_Text">rotate &lt;count&gt;</text:span>: This directive specifies how many old log files should be kept before they are removed.</text:p>
          <text:list text:style-name="L11">
            <text:list-item>
              <text:p text:style-name="P33">Example: <text:span text:style-name="Source_5f_Text">rotate 4</text:span> means <text:span text:style-name="Source_5f_Text">logrotate</text:span> will keep the current log file and up to four older, rotated versions. The fifth oldest rotated log file will be deleted.</text:p>
            </text:list-item>
            <text:list-item>
              <text:p text:style-name="P33">Example in config:</text:p>
              <text:p text:style-name="P2">/var/log/myapp/access.log {</text:p>
              <text:p text:style-name="P2"><text:s text:c="4"/>rotate 4</text:p>
              <text:p text:style-name="P2"><text:s text:c="4"/># ... other directives</text:p>
              <text:p text:style-name="P2">}</text:p>
              <text:p text:style-name="P13"><text:span text:style-name="T1">Explanation</text:span>: This means logrotate will keep the current access.log and the 4 most recent rotated versions (e.g., <text:span text:style-name="Source_5f_Text">access.log.1</text:span>, <text:span text:style-name="Source_5f_Text">access.log.2</text:span>, ..., <text:span text:style-name="Source_5f_Text">access.log.4</text:span>). The 5th oldest will be removed.</text:p>
            </text:list-item>
          </text:list>
        </text:list-item>
        <text:list-item>
          <text:p text:style-name="P32"><text:span text:style-name="Source_5f_Text">daily</text:span> / <text:span text:style-name="Source_5f_Text">weekly</text:span> / <text:span text:style-name="Source_5f_Text">monthly</text:span> / <text:span text:style-name="Source_5f_Text">yearly</text:span>: These directives define the frequency of log rotation.</text:p>
          <text:list text:style-name="L12">
            <text:list-item>
              <text:p text:style-name="P34"><text:span text:style-name="Source_5f_Text">daily</text:span>: Logs will be rotated once every day.</text:p>
            </text:list-item>
            <text:list-item>
              <text:p text:style-name="P34"><text:span text:style-name="Source_5f_Text">weekly</text:span>: Logs will be rotated once every week.</text:p>
            </text:list-item>
            <text:list-item>
              <text:p text:style-name="P34"><text:span text:style-name="Source_5f_Text">monthly</text:span>: Logs will be rotated once every month.</text:p>
            </text:list-item>
            <text:list-item>
              <text:p text:style-name="P34"><text:span text:style-name="Source_5f_Text">yearly</text:span>: Logs will be rotated once every year.</text:p>
            </text:list-item>
            <text:list-item>
              <text:p text:style-name="P34"><text:span text:style-name="T1">Example</text:span>: If a log file is rotated <text:span text:style-name="Source_5f_Text">daily</text:span> and <text:span text:style-name="Source_5f_Text">rotate 7</text:span> is set, you will have the current log file and seven previous daily logs, effectively keeping a week's worth of data.</text:p>
            </text:list-item>
            <text:list-item>
              <text:p text:style-name="P34"><text:span text:style-name="T1">Example in config (Daily)</text:span>:</text:p>
              <text:p text:style-name="P3"><text:soft-page-break/>/var/log/apache2/access.log {</text:p>
              <text:p text:style-name="P3"><text:s text:c="4"/>daily</text:p>
              <text:p text:style-name="P3"><text:s text:c="4"/>rotate 30</text:p>
              <text:p text:style-name="P3"><text:s text:c="4"/># ... other directives</text:p>
              <text:p text:style-name="P3">}</text:p>
              <text:p text:style-name="P14"><text:span text:style-name="T1">Explanation</text:span>: The access.log will be rotated every day. With rotate 30, you would keep 30 days of rotated log files.</text:p>
            </text:list-item>
            <text:list-item>
              <text:p text:style-name="P34"><text:span text:style-name="T1">Example in config (Monthly)</text:span>:</text:p>
              <text:p text:style-name="P3">/var/log/database/error.log {</text:p>
              <text:p text:style-name="P3"><text:s text:c="4"/>monthly</text:p>
              <text:p text:style-name="P3"><text:s text:c="4"/>rotate 6</text:p>
              <text:p text:style-name="P3"><text:s text:c="4"/># ... other directives</text:p>
              <text:p text:style-name="P3">}</text:p>
              <text:p text:style-name="P14"><text:span text:style-name="T1">Explanation</text:span>: The <text:span text:style-name="Source_5f_Text">error.log</text:span> for the database will be rotated once a month, and 6 months of historical log files will be retained.</text:p>
            </text:list-item>
          </text:list>
        </text:list-item>
        <text:list-item>
          <text:p text:style-name="P32"><text:span text:style-name="Source_5f_Text">compress</text:span> / <text:span text:style-name="Source_5f_Text">nocompress</text:span>: These directives control whether rotated log files are compressed.</text:p>
          <text:list text:style-name="L13">
            <text:list-item>
              <text:p text:style-name="P35"><text:span text:style-name="Source_5f_Text">compress</text:span>: Rotated log files will be compressed using gzip (or a similar utility) to save disk space. They will typically have a .gz extension.</text:p>
            </text:list-item>
            <text:list-item>
              <text:p text:style-name="P35"><text:span text:style-name="Source_5f_Text">nocompress</text:span>: Rotated log files will not be compressed.</text:p>
            </text:list-item>
            <text:list-item>
              <text:p text:style-name="P35"><text:span text:style-name="T1">Example</text:span>: <text:span text:style-name="Source_5f_Text">compress</text:span> is highly recommended for most logs to conserve disk space, especially if you are keeping many rotations.</text:p>
            </text:list-item>
            <text:list-item>
              <text:p text:style-name="P35"><text:span text:style-name="T1">Example in config (Compression)</text:span>:</text:p>
              <text:p text:style-name="P4">/var/log/syslog {</text:p>
              <text:p text:style-name="P4"><text:s text:c="4"/>weekly</text:p>
              <text:p text:style-name="P4"><text:s text:c="4"/>rotate 4</text:p>
              <text:p text:style-name="P4"><text:s text:c="4"/>compress</text:p>
              <text:p text:style-name="P4"><text:s text:c="4"/># ... other directives</text:p>
              <text:p text:style-name="P4">}</text:p>
              <text:p text:style-name="P15"><text:span text:style-name="T1">Explanation</text:span>: After <text:span text:style-name="Source_5f_Text">syslog</text:span> is rotated weekly, the old <text:span text:style-name="Source_5f_Text">syslog.1</text:span> (and subsequent numbers) will be compressed to <text:span text:style-name="Source_5f_Text">syslog.1.gz</text:span>, <text:span text:style-name="Source_5f_Text">syslog.2.gz</text:span>, etc., saving disk space.</text:p>
            </text:list-item>
            <text:list-item>
              <text:p text:style-name="P35"><text:span text:style-name="T1">Example in config (No Compression)</text:span>:</text:p>
              <text:p text:style-name="P4">/var/log/uncompressed.log {</text:p>
              <text:p text:style-name="P4"><text:s text:c="4"/>daily</text:p>
              <text:p text:style-name="P4"><text:s text:c="4"/>nocompress</text:p>
              <text:p text:style-name="P4"><text:s text:c="4"/># ... other directives</text:p>
              <text:p text:style-name="P4">}</text:p>
              <text:p text:style-name="P15"><text:span text:style-name="T1">Explanation</text:span>: The <text:span text:style-name="Source_5f_Text">uncompressed.log</text:span> will be rotated daily, but the old files will remain uncompressed. This might be used if another tool expects logs to be uncompressed.</text:p>
            </text:list-item>
          </text:list>
        </text:list-item>
        <text:list-item>
          <text:p text:style-name="P32"><text:soft-page-break/><text:span text:style-name="Source_5f_Text">missingok</text:span>: This directive tells <text:span text:style-name="Source_5f_Text">logrotate</text:span> not to output an error if a log file is missing. This is useful for optional log files that may not always exist.</text:p>
          <text:list text:style-name="L14">
            <text:list-item>
              <text:p text:style-name="P36"><text:span text:style-name="T1">Example</text:span>: If a log file for a rarely used service might not be present, <text:span text:style-name="Source_5f_Text">missingok</text:span> prevents <text:span text:style-name="Source_5f_Text">logrotate</text:span> from reporting an error unnecessarily.</text:p>
            </text:list-item>
            <text:list-item>
              <text:p text:style-name="P36"><text:span text:style-name="T1">Example in config</text:span>:</text:p>
              <text:p text:style-name="P5">/var/log/optional-app/activity.log {</text:p>
              <text:p text:style-name="P5"><text:s text:c="4"/>weekly</text:p>
              <text:p text:style-name="P5"><text:s text:c="4"/>missingok</text:p>
              <text:p text:style-name="P5"><text:s text:c="4"/># ... other directives</text:p>
              <text:p text:style-name="P5">}</text:p>
              <text:p text:style-name="P16"><text:span text:style-name="T1">Explanation</text:span>: If <text:span text:style-name="Source_5f_Text">/var/log/optional-app/activity.log</text:span> is not present when <text:span text:style-name="Source_5f_Text">logrotate</text:span> runs, it will simply skip this entry without generating an error message.</text:p>
            </text:list-item>
          </text:list>
        </text:list-item>
        <text:list-item>
          <text:p text:style-name="P32"><text:span text:style-name="Source_5f_Text">notifempty</text:span>: This directive prevents <text:span text:style-name="Source_5f_Text">logrotate</text:span> from rotating a log file if it is empty.</text:p>
          <text:list text:style-name="L15">
            <text:list-item>
              <text:p text:style-name="P37"><text:span text:style-name="T1">Example</text:span>: If an application hasn't generated any new log entries since the last rotation, <text:span text:style-name="Source_5f_Text">notifempty</text:span> saves resources by skipping an unnecessary rotation.</text:p>
            </text:list-item>
            <text:list-item>
              <text:p text:style-name="P37"><text:span text:style-name="T1">Example in config</text:span>:</text:p>
              <text:p text:style-name="P6">/var/log/cron.log {</text:p>
              <text:p text:style-name="P6"><text:s text:c="4"/>monthly</text:p>
              <text:p text:style-name="P6"><text:s text:c="4"/>notifempty</text:p>
              <text:p text:style-name="P6"><text:s text:c="4"/># ... other directives</text:p>
              <text:p text:style-name="P6">}</text:p>
              <text:p text:style-name="P17"><text:span text:style-name="T1">Explanation</text:span>: If <text:span text:style-name="Source_5f_Text">cron.log</text:span> has had no new entries since the last rotation, logrotate will not create a new empty log file, saving a trivial operation.</text:p>
            </text:list-item>
          </text:list>
        </text:list-item>
        <text:list-item>
          <text:p text:style-name="P32"><text:span text:style-name="Source_5f_Text">create &lt;mode&gt; &lt;owner&gt; &lt;group&gt;</text:span>: This directive is used in conjunction with rotation. After the original log file is rotated, <text:span text:style-name="Source_5f_Text">create</text:span> instructs <text:span text:style-name="Source_5f_Text">logrotate</text:span> to create a new, empty log file with specified permissions, owner, and group.</text:p>
          <text:list text:style-name="L16">
            <text:list-item>
              <text:p text:style-name="P38"><text:span text:style-name="T1">Example</text:span>: <text:span text:style-name="Source_5f_Text">create 0640 root adm</text:span> would create the new log file with read/write permissions for the owner (root), read-only for the group (adm), and no permissions for others.</text:p>
            </text:list-item>
            <text:list-item>
              <text:p text:style-name="P38"><text:span text:style-name="T1">Example in config</text:span>:</text:p>
              <text:p text:style-name="P7">/var/log/nginx/access.log {</text:p>
              <text:p text:style-name="P7"><text:s text:c="4"/>daily</text:p>
              <text:p text:style-name="P7"><text:s text:c="4"/>rotate 14</text:p>
              <text:p text:style-name="P7"><text:s text:c="4"/>create 0640 www-data adm</text:p>
              <text:p text:style-name="P7"><text:s text:c="4"/># ... other directives</text:p>
              <text:p text:style-name="P7">}</text:p>
              <text:p text:style-name="P18"><text:span text:style-name="T1">Explanation</text:span>: After <text:span text:style-name="Source_5f_Text">nginx/access.log</text:span> is rotated, <text:span text:style-name="Source_5f_Text">logrotate</text:span> will create a brand new <text:span text:style-name="Source_5f_Text">/var/log/nginx/access.log</text:span> file with permissions <text:span text:style-name="Source_5f_Text">rw-r-----</text:span>, owned by user <text:span text:style-name="Source_5f_Text">www-data</text:span> and group <text:span text:style-name="Source_5f_Text">adm</text:span>. This ensures the web server can continue writing to a fresh log.</text:p>
            </text:list-item>
          </text:list>
        </text:list-item>
        <text:list-item>
          <text:p text:style-name="P32"><text:soft-page-break/><text:span text:style-name="Source_5f_Text">olddir &lt;directory&gt;</text:span>: This directive specifies a separate directory where old, rotated log files should be moved. This helps keep the primary log directory clean.</text:p>
          <text:list text:style-name="L17">
            <text:list-item>
              <text:p text:style-name="P39"><text:span text:style-name="T1">Example</text:span>: <text:span text:style-name="Source_5f_Text">olddir /var/log/apache2/old_logs</text:span> would move rotated Apache logs into the old_logs subdirectory instead of keeping them in /var/log/apache2. This makes navigating the current log directory simpler.</text:p>
            </text:list-item>
            <text:list-item>
              <text:p text:style-name="P39"><text:span text:style-name="T1">Example in config</text:span>:</text:p>
              <text:p text:style-name="P8">/var/log/webapp/error.log {</text:p>
              <text:p text:style-name="P8"><text:s text:c="4"/>weekly</text:p>
              <text:p text:style-name="P8"><text:s text:c="4"/>olddir /var/log/webapp/archive</text:p>
              <text:p text:style-name="P8"><text:s text:c="4"/>rotate 8</text:p>
              <text:p text:style-name="P8"><text:s text:c="4"/>compress</text:p>
              <text:p text:style-name="P8"><text:s text:c="4"/># ... other directives</text:p>
              <text:p text:style-name="P8">}</text:p>
              <text:p text:style-name="P19"><text:span text:style-name="T1">Explanation</text:span>: When <text:span text:style-name="Source_5f_Text">error.log</text:span> is rotated, the old <text:span text:style-name="Source_5f_Text">error.log.1.gz</text:span>, <text:span text:style-name="Source_5f_Text">error.log.2.gz</text:span>, etc., will be moved into the <text:span text:style-name="Source_5f_Text">/var/log/webapp/archive</text:span> directory, keeping the main <text:span text:style-name="Source_5f_Text">/var/log/webapp/</text:span> directory cleaner. The archive directory must exist and be writable by <text:span text:style-name="Source_5f_Text">logrotate</text:span>.</text:p>
            </text:list-item>
          </text:list>
        </text:list-item>
      </text:list>
      <text:h text:style-name="Heading_20_2" text:outline-level="2"><text:bookmark-start text:name="creating-a-custom-logrotate-configuration"/>Creating a Custom <text:span text:style-name="Source_5f_Text">logrotate</text:span> Configuration<text:bookmark-end text:name="creating-a-custom-logrotate-configuration"/></text:h>
      <text:p text:style-name="First_20_paragraph">To illustrate how these directives coalesce into a functional configuration, let's create a hypothetical scenario. Imagine you've developed a custom web application that logs its activities to <text:span text:style-name="Source_5f_Text">/var/log/mywebapp/access.log</text:span> and <text:span text:style-name="Source_5f_Text">/var/log/mywebapp/error.log</text:span>. You want to ensure these logs are properly managed to prevent disk space issues and to maintain a reasonable history for troubleshooting.</text:p>
      <text:p text:style-name="Text_20_body">Here's a sample logrotate configuration file that you would typically place in <text:span text:style-name="Source_5f_Text">/etc/logrotate.d/mywebapp</text:span>:</text:p>
      <text:p text:style-name="Preformatted_20_Text"><text:span text:style-name="CommentTok"># Configuration for My Web Application Logs</text:span> </text:p>
      <text:p text:style-name="Preformatted_20_Text"><text:span text:style-name="ExtensionTok">/var/log/mywebapp/access.log</text:span> </text:p>
      <text:p text:style-name="Preformatted_20_Text"><text:span text:style-name="ExtensionTok">/var/log/mywebapp/error.log</text:span> </text:p>
      <text:p text:style-name="Preformatted_20_Text"><text:span text:style-name="KeywordTok">{</text:span> </text:p>
      <text:p text:style-name="Preformatted_20_Text"><text:span text:style-name="NormalTok"><text:s text:c="4"/></text:span><text:span text:style-name="ExtensionTok">daily</text:span><text:span text:style-name="NormalTok"> <text:s text:c="16"/></text:span><text:span text:style-name="CommentTok"># Rotate logs daily</text:span> </text:p>
      <text:p text:style-name="Preformatted_20_Text"><text:span text:style-name="NormalTok"><text:s text:c="4"/></text:span><text:span text:style-name="ExtensionTok">rotate</text:span><text:span text:style-name="NormalTok"> 7 <text:s text:c="13"/></text:span><text:span text:style-name="CommentTok"># Keep 7 rotations (i.e., 7 days of logs)</text:span> </text:p>
      <text:p text:style-name="Preformatted_20_Text"><text:span text:style-name="NormalTok"><text:s text:c="4"/></text:span><text:span text:style-name="ExtensionTok">compress</text:span><text:span text:style-name="NormalTok"> <text:s text:c="13"/></text:span><text:span text:style-name="CommentTok"># Compress old log files to save space</text:span> </text:p>
      <text:p text:style-name="Preformatted_20_Text"><text:span text:style-name="NormalTok"><text:s text:c="4"/></text:span><text:span text:style-name="ExtensionTok">missingok</text:span><text:span text:style-name="NormalTok"> <text:s text:c="12"/></text:span><text:span text:style-name="CommentTok"># Don't throw an error if the log file is missing</text:span> </text:p>
      <text:p text:style-name="Preformatted_20_Text"><text:span text:style-name="NormalTok"><text:s text:c="4"/></text:span><text:span text:style-name="ExtensionTok">notifempty</text:span><text:span text:style-name="NormalTok"> <text:s text:c="11"/></text:span><text:span text:style-name="CommentTok"># Don't rotate if the log file is empty</text:span> </text:p>
      <text:p text:style-name="Preformatted_20_Text"><text:span text:style-name="NormalTok"><text:s text:c="4"/></text:span><text:span text:style-name="ExtensionTok">create</text:span><text:span text:style-name="NormalTok"> 0640 www-data adm </text:span><text:span text:style-name="CommentTok"># Create a new log file with specific permissions after rotation</text:span> </text:p>
      <text:p text:style-name="Preformatted_20_Text"/>
      <text:p text:style-name="Preformatted_20_Text"><text:span text:style-name="NormalTok"><text:s text:c="4"/></text:span><text:span text:style-name="CommentTok"># This is a post-rotation script. It runs after the logs have been rotated.</text:span> </text:p>
      <text:p text:style-name="Preformatted_20_Text"><text:span text:style-name="NormalTok"><text:s text:c="4"/></text:span><text:span text:style-name="CommentTok"># In this case, it sends a signal to the web application to reopen its log files.</text:span> </text:p>
      <text:p text:style-name="Preformatted_20_Text"><text:span text:style-name="NormalTok"><text:s text:c="4"/></text:span><text:span text:style-name="CommentTok"># This is crucial so the application continues logging to the new, empty file</text:span> </text:p>
      <text:p text:style-name="Preformatted_20_Text"><text:soft-page-break/><text:span text:style-name="NormalTok"><text:s text:c="4"/></text:span><text:span text:style-name="CommentTok"># instead of the old, rotated one.</text:span> </text:p>
      <text:p text:style-name="Preformatted_20_Text"><text:span text:style-name="NormalTok"><text:s text:c="4"/></text:span><text:span text:style-name="ExtensionTok">postrotate</text:span> </text:p>
      <text:p text:style-name="Preformatted_20_Text"><text:span text:style-name="NormalTok"><text:s text:c="8"/></text:span><text:span text:style-name="ExtensionTok">/usr/bin/systemctl</text:span><text:span text:style-name="NormalTok"> reload mywebapp.service </text:span><text:span text:style-name="OperatorTok">&gt;</text:span><text:span text:style-name="NormalTok"> /dev/null </text:span><text:span text:style-name="KeywordTok">||</text:span><text:span text:style-name="NormalTok"> </text:span><text:span text:style-name="FunctionTok">true</text:span> </text:p>
      <text:p text:style-name="Preformatted_20_Text"><text:span text:style-name="NormalTok"><text:s text:c="4"/></text:span><text:span text:style-name="ExtensionTok">endscript</text:span> </text:p>
      <text:p text:style-name="Preformatted_20_Text"><text:span text:style-name="KeywordTok">}</text:span> </text:p>
      <text:p text:style-name="First_20_paragraph">Let's break down this example:</text:p>
      <text:list xml:id="list1829482674" text:style-name="L18">
        <text:list-item>
          <text:p text:style-name="P40"><text:span text:style-name="Source_5f_Text">/var/log/mywebapp/access.log</text:span><text:line-break/><text:span text:style-name="Source_5f_Text">/var/log/mywebapp/error.log</text:span></text:p>
          <text:p text:style-name="P40">These lines specify the log files that this particular configuration block will manage. You can list multiple log files that share the same rotation policy within a single block.</text:p>
        </text:list-item>
        <text:list-item>
          <text:p text:style-name="P40"><text:span text:style-name="Source_5f_Text">daily</text:span>: This directive ensures that <text:span text:style-name="Source_5f_Text">logrotate</text:span> will check these logs once every day and perform a rotation if the conditions are met (e.g., it hasn't been rotated that day yet).</text:p>
        </text:list-item>
        <text:list-item>
          <text:p text:style-name="P40"><text:span text:style-name="Source_5f_Text">rotate 7</text:span>: After rotation, <text:span text:style-name="Source_5f_Text">logrotate</text:span> will keep the current log file and the seven most recent compressed archives of these logs. Older archives will be removed.</text:p>
        </text:list-item>
        <text:list-item>
          <text:p text:style-name="P40"><text:span text:style-name="Source_5f_Text">compress</text:span>: All rotated log files (e.g., <text:span text:style-name="Source_5f_Text">access.log.1</text:span>, <text:span text:style-name="Source_5f_Text">error.log.2</text:span>) will be compressed into <text:span text:style-name="Source_5f_Text">.gz</text:span> files (e.g., <text:span text:style-name="Source_5f_Text">access.log.1.gz</text:span>, <text:span text:style-name="Source_5f_Text">error.log.2.gz</text:span>) to save disk space.</text:p>
        </text:list-item>
        <text:list-item>
          <text:p text:style-name="P40"><text:span text:style-name="Source_5f_Text">missingok</text:span>: If, for some reason, one of these log files doesn't exist when <text:span text:style-name="Source_5f_Text">logrotate</text:span> runs, it will simply skip it without generating an error message.</text:p>
        </text:list-item>
        <text:list-item>
          <text:p text:style-name="P40"><text:span text:style-name="Source_5f_Text">notifempty</text:span>: If a log file is empty (meaning no new entries have been written since the last rotation), <text:span text:style-name="Source_5f_Text">logrotate</text:span> will not perform an unnecessary rotation.</text:p>
        </text:list-item>
        <text:list-item>
          <text:p text:style-name="P40"><text:span text:style-name="Source_5f_Text">create 0640 www-data adm</text:span>: After <text:span text:style-name="Source_5f_Text">access.log</text:span> and <text:span text:style-name="Source_5f_Text">error.log</text:span> are rotated and effectively moved aside, logrotate will create new, empty files named <text:span text:style-name="Source_5f_Text">access.log</text:span> and <text:span text:style-name="Source_5f_Text">error.log</text:span>. These new files will have permissions set to <text:span text:style-name="Source_5f_Text">0640</text:span> (read/write for owner, read-only for group, no access for others), owned by the user <text:span text:style-name="Source_5f_Text">www-data</text:span> and the group <text:span text:style-name="Source_5f_Text">adm</text:span>. This is crucial because your web application (which likely runs as <text:span text:style-name="Source_5f_Text">www-data</text:span>) needs to be able to write to these new log files.</text:p>
        </text:list-item>
        <text:list-item>
          <text:p text:style-name="P40"><text:span text:style-name="Source_5f_Text">postrotate ... endscript</text:span>: This is a powerful feature. Any commands placed between <text:span text:style-name="Source_5f_Text">postrotate</text:span> and <text:span text:style-name="Source_5f_Text">endscript</text:span> will be executed after the log files have been rotated. In this example:</text:p>
          <text:list text:style-name="L19">
            <text:list-item>
              <text:p text:style-name="P41"><text:span text:style-name="Source_5f_Text">/usr/bin/systemctl reload mywebapp.service</text:span>: This command tells the system's service manager (<text:span text:style-name="Source_5f_Text">systemd</text:span>) to reload the <text:span text:style-name="Source_5f_Text">mywebapp.service</text:span>. For many applications, this action prompts the application to "reopen" its log files, causing it to start writing to the newly created, empty log file instead of continuing to write to the old, rotated one. Without this, your application might continue writing to the old log, defeating the purpose of rotation.</text:p>
            </text:list-item>
            <text:list-item>
              <text:p text:style-name="P41"><text:span text:style-name="Source_5f_Text">&gt; /dev/null || true</text:span>: This part suppresses any output from the <text:span text:style-name="Source_5f_Text">systemctl</text:span> command and ensures that <text:span text:style-name="Source_5f_Text">logrotate</text:span> doesn't report an error if the reload command itself fails (which might happen if the service isn't running, though in a real scenario you'd want to ensure the service is always operational).</text:p>
            </text:list-item>
          </text:list>
        </text:list-item>
      </text:list>
      <text:p text:style-name="First_20_paragraph"><text:soft-page-break/>This complete configuration demonstrates how various directives work together to achieve a specific log management policy for your application.</text:p>
      <text:h text:style-name="Heading_20_2" text:outline-level="2"><text:bookmark-start text:name="testing-and-debugging-logrotate"/>Testing and Debugging <text:span text:style-name="Source_5f_Text">logrotate</text:span><text:bookmark-end text:name="testing-and-debugging-logrotate"/></text:h>
      <text:p text:style-name="First_20_paragraph">When you create or modify a <text:span text:style-name="Source_5f_Text">logrotate</text:span> configuration file, it's crucial to test it before deploying it to a production environment. This prevents unexpected behavior, such as logs not rotating correctly or applications failing to write to their new log files.</text:p>
      <text:p text:style-name="Text_20_body">The primary tool for testing your <text:span text:style-name="Source_5f_Text">logrotate</text:span> configuration is the <text:span text:style-name="Source_5f_Text">logrotate</text:span> command itself, specifically with the <text:span text:style-name="Source_5f_Text">-d</text:span> (debug) option.</text:p>
      <text:h text:style-name="Heading_20_3" text:outline-level="3"><text:bookmark-start text:name="using-logrotate--d-for-debugging"/>Using <text:span text:style-name="Source_5f_Text">logrotate -d</text:span> for Debugging<text:bookmark-end text:name="using-logrotate--d-for-debugging"/></text:h>
      <text:p text:style-name="First_20_paragraph">The <text:span text:style-name="Source_5f_Text">logrotate -d</text:span> command performs a "dry run." It tells you what <text:span text:style-name="Source_5f_Text">logrotate</text:span> would do if it were to run, without actually making any changes to your files. This is invaluable for verifying your configuration.</text:p>
      <text:p text:style-name="Text_20_body">Here's how you'd typically use it:</text:p>
      <text:p text:style-name="Preformatted_20_Text"><text:span text:style-name="FunctionTok">sudo</text:span><text:span text:style-name="NormalTok"> logrotate </text:span><text:span text:style-name="AttributeTok">-d</text:span><text:span text:style-name="NormalTok"> /etc/logrotate.d/mywebapp</text:span> </text:p>
      <text:p text:style-name="First_20_paragraph">Let's break down this command:</text:p>
      <text:list xml:id="list3709653249" text:style-name="L20">
        <text:list-item>
          <text:p text:style-name="P42"><text:span text:style-name="Source_5f_Text">sudo</text:span>: <text:span text:style-name="Source_5f_Text">logrotate</text:span> typically requires root privileges to operate on system log files, so you'll need to run it with <text:span text:style-name="Source_5f_Text">sudo</text:span>.</text:p>
        </text:list-item>
        <text:list-item>
          <text:p text:style-name="P42"><text:span text:style-name="Source_5f_Text">logrotate</text:span>: The command itself.</text:p>
        </text:list-item>
        <text:list-item>
          <text:p text:style-name="P42"><text:span text:style-name="Source_5f_Text">-d</text:span>: This is the debug option. It simulates the rotation process without actually modifying any log files or creating new ones.</text:p>
        </text:list-item>
        <text:list-item>
          <text:p text:style-name="P42"><text:span text:style-name="Source_5f_Text">/etc/logrotate.d/mywebapp</text:span>: This specifies the specific configuration file you want to test. If you omit this and just run <text:span text:style-name="Source_5f_Text">sudo logrotate -d /etc/logrotate.conf</text:span>, it will process all configurations, which can produce a lot of output. For testing a new or modified application-specific configuration, targeting just that file is more efficient.</text:p>
        </text:list-item>
      </text:list>
      <text:p text:style-name="First_20_paragraph">When you run this command, <text:span text:style-name="Source_5f_Text">logrotate</text:span> will output a detailed description of the actions it would take based on your configuration. This output includes:</text:p>
      <text:list xml:id="list3766939377" text:style-name="L21">
        <text:list-item>
          <text:p text:style-name="P43">Which log files it identifies.</text:p>
        </text:list-item>
        <text:list-item>
          <text:p text:style-name="P43">Which directives it applies (e.g., <text:span text:style-name="Source_5f_Text">daily</text:span>, <text:span text:style-name="Source_5f_Text">compress</text:span>, <text:span text:style-name="Source_5f_Text">rotate 7</text:span>).</text:p>
        </text:list-item>
        <text:list-item>
          <text:p text:style-name="P43">Whether it determines a rotation is needed.</text:p>
        </text:list-item>
        <text:list-item>
          <text:p text:style-name="P43">What filenames would be used for old logs (e.g., <text:span text:style-name="Source_5f_Text">access.log.1</text:span>).</text:p>
        </text:list-item>
        <text:list-item>
          <text:p text:style-name="P43">Whether postrotate scripts would be executed.</text:p>
        </text:list-item>
      </text:list>
      <text:p text:style-name="First_20_paragraph"><text:span text:style-name="T1">Example Output (Simplified)</text:span>:</text:p>
      <text:p text:style-name="Preformatted_20_Text">reading config file /etc/logrotate.d/mywebapp</text:p>
      <text:p text:style-name="Preformatted_20_Text">running logrotate program /usr/sbin/logrotate</text:p>
      <text:p text:style-name="Preformatted_20_Text">considering log /var/log/mywebapp/access.log</text:p>
      <text:p text:style-name="Preformatted_20_Text"><text:s text:c="2"/>log needs rotating</text:p>
      <text:p text:style-name="Preformatted_20_Text">considering log /var/log/mywebapp/error.log</text:p>
      <text:p text:style-name="Preformatted_20_Text"><text:s text:c="2"/>log needs rotating</text:p>
      <text:p text:style-name="Preformatted_20_Text"><text:soft-page-break/>rotating log /var/log/mywebapp/access.log</text:p>
      <text:p text:style-name="Preformatted_20_Text">...</text:p>
      <text:p text:style-name="Preformatted_20_Text">compressing log /var/log/mywebapp/access.log.1</text:p>
      <text:p text:style-name="Preformatted_20_Text">creating new /var/log/mywebapp/access.log mode 0640 owner www-data group adm</text:p>
      <text:p text:style-name="Preformatted_20_Text">running postrotate script</text:p>
      <text:p text:style-name="Preformatted_20_Text">...</text:p>
      <text:p text:style-name="First_20_paragraph">By examining this output, you can confirm that <text:span text:style-name="Source_5f_Text">logrotate</text:span> interprets your configuration as intended. Look for messages indicating that logs "need rotating," that files are being "compressed," and that "creating new" log files and "running postrotate script" commands are correctly identified. If there are any errors in your configuration syntax, <text:span text:style-name="Source_5f_Text">logrotate</text:span> will usually report them here.</text:p>
      <text:p text:style-name="Text_20_body">It's also important to remember that <text:span text:style-name="Source_5f_Text">logrotate</text:span> is typically executed daily by a <text:span text:style-name="Source_5f_Text">cron</text:span> job (usually <text:span text:style-name="Source_5f_Text">/etc/cron.daily/logrotate</text:span>). The <text:span text:style-name="Source_5f_Text">-d</text:span> option helps you preview the next run.</text:p>
      <text:h text:style-name="Heading_20_2" text:outline-level="2"><text:bookmark-start text:name="advanced-logrotate-concepts"/>Advanced <text:span text:style-name="Source_5f_Text">logrotate</text:span> Concepts<text:bookmark-end text:name="advanced-logrotate-concepts"/></text:h>
      <text:h text:style-name="Heading_20_3" text:outline-level="3"><text:bookmark-start text:name="prerotate-and-postrotate-scripts"/>Prerotate and Postrotate Scripts<text:bookmark-end text:name="prerotate-and-postrotate-scripts"/></text:h>
      <text:p text:style-name="First_20_paragraph">While we briefly touched upon <text:span text:style-name="Source_5f_Text">postrotate</text:span> in our practical example, it's worth exploring both <text:span text:style-name="Source_5f_Text">prerotate</text:span> and <text:span text:style-name="Source_5f_Text">postrotate</text:span> in more detail as they offer powerful control over the log rotation process. These directives define scripts that <text:span text:style-name="Source_5f_Text">logrotate</text:span> executes at specific points during the rotation.</text:p>
      <text:list xml:id="list1492114529" text:style-name="L22">
        <text:list-item>
          <text:p text:style-name="P44"><text:span text:style-name="Source_5f_Text">prerotate</text:span> / <text:span text:style-name="Source_5f_Text">endscript</text:span>:</text:p>
          <text:list text:style-name="L23">
            <text:list-item>
              <text:p text:style-name="P45"><text:span text:style-name="T1">Purpose</text:span>: Commands placed between <text:span text:style-name="Source_5f_Text">prerotate</text:span> and <text:span text:style-name="Source_5f_Text">endscript</text:span> are executed before logrotate begins the actual rotation of the log file.</text:p>
            </text:list-item>
            <text:list-item>
              <text:p text:style-name="P45"><text:span text:style-name="T1">Common Use Case</text:span>: This is ideal for tasks that need to be completed before the log file is moved or renamed. For example, you might need to stop an application gracefully if it writes continuously and cannot handle log file renames while running. Or, you might want to flush any buffered log data to the file system.</text:p>
            </text:list-item>
            <text:list-item>
              <text:p text:style-name="P45"><text:span text:style-name="T1">Example in config</text:span>:</text:p>
              <text:p text:style-name="P9">/var/log/mycriticalapp/app.log {</text:p>
              <text:p text:style-name="P9"><text:s text:c="4"/>daily</text:p>
              <text:p text:style-name="P9"><text:s text:c="4"/>prerotate</text:p>
              <text:p text:style-name="P9"><text:s text:c="8"/>/usr/bin/systemctl stop mycriticalapp.service</text:p>
              <text:p text:style-name="P9"><text:s text:c="4"/>endscript</text:p>
              <text:p text:style-name="P9"><text:s text:c="4"/># ... other directives</text:p>
              <text:p text:style-name="P9"><text:s text:c="4"/>postrotate</text:p>
              <text:p text:style-name="P9"><text:s text:c="8"/>/usr/bin/systemctl start mycriticalapp.service</text:p>
              <text:p text:style-name="P9"><text:s text:c="4"/>endscript</text:p>
              <text:p text:style-name="P9">}</text:p>
              <text:p text:style-name="P20">In this example, the <text:span text:style-name="Source_5f_Text">mycriticalapp</text:span> service is stopped before log rotation to ensure data integrity, and then restarted afterward.</text:p>
            </text:list-item>
          </text:list>
        </text:list-item>
        <text:list-item>
          <text:p text:style-name="P44"><text:soft-page-break/><text:span text:style-name="Source_5f_Text">postrotate</text:span> / <text:span text:style-name="Source_5f_Text">endscript</text:span>:</text:p>
          <text:list text:style-name="L24">
            <text:list-item>
              <text:p text:style-name="P46"><text:span text:style-name="T1">Purpose</text:span>: Commands placed between <text:span text:style-name="Source_5f_Text">postrotate</text:span> and <text:span text:style-name="Source_5f_Text">endscript</text:span> are executed after the log file has been rotated and, if specified, compressed and moved.</text:p>
            </text:list-item>
            <text:list-item>
              <text:p text:style-name="P46"><text:span text:style-name="T1">Common Use Case</text:span>: This is essential for signaling applications to reopen their log files, as shown in our previous example. Without this, an application might continue writing to the old, now-rotated log file, or stop logging altogether if it's unable to write to a file that has been moved.</text:p>
            </text:list-item>
            <text:list-item>
              <text:p text:style-name="P46"><text:span text:style-name="T1">Example in config</text:span>: (Reiterating for emphasis, as this is very common)</text:p>
              <text:p text:style-name="P10">/var/log/nginx/access.log {</text:p>
              <text:p text:style-name="P10"><text:s text:c="4"/>weekly</text:p>
              <text:p text:style-name="P10"><text:s text:c="4"/>postrotate</text:p>
              <text:p text:style-name="P10"><text:s text:c="8"/>/usr/bin/nginx -s reopen</text:p>
              <text:p text:style-name="P10"><text:s text:c="4"/>endscript</text:p>
              <text:p text:style-name="P10"><text:s text:c="4"/># ... other directives</text:p>
              <text:p text:style-name="P10">}</text:p>
              <text:p text:style-name="P21">Here, after Nginx's access log is rotated, the nginx -s reopen command tells the Nginx web server to gracefully close its old log file and start writing to the new one that logrotate created.</text:p>
            </text:list-item>
          </text:list>
        </text:list-item>
      </text:list>
      <text:h text:style-name="Heading_20_3" text:outline-level="3"><text:bookmark-start text:name="size-and-dateext-directives"/><text:span text:style-name="Source_5f_Text">size</text:span> and <text:span text:style-name="Source_5f_Text">dateext</text:span> Directives<text:bookmark-end text:name="size-and-dateext-directives"/></text:h>
      <text:p text:style-name="First_20_paragraph">These two directives provide more granular control over when logs are rotated and how rotated files are named.</text:p>
      <text:list xml:id="list3748366229" text:style-name="L25">
        <text:list-item>
          <text:p text:style-name="P47"><text:span text:style-name="Source_5f_Text">size &lt;size_threshold&gt;</text:span>:</text:p>
          <text:list text:style-name="L26">
            <text:list-item>
              <text:p text:style-name="P48"><text:span text:style-name="T1">Purpose</text:span>: This directive tells <text:span text:style-name="Source_5f_Text">logrotate</text:span> to rotate a log file only if it exceeds a specified size, regardless of the rotation frequency (<text:span text:style-name="Source_5f_Text">daily</text:span>, <text:span text:style-name="Source_5f_Text">weekly</text:span>, etc.).</text:p>
            </text:list-item>
            <text:list-item>
              <text:p text:style-name="P48"><text:span text:style-name="T1">Units</text:span>: You can specify size in bytes, kilobytes (<text:span text:style-name="Source_5f_Text">k)</text:span>, megabytes (<text:span text:style-name="Source_5f_Text">M</text:span>), or gigabytes (<text:span text:style-name="Source_5f_Text">G</text:span>).</text:p>
            </text:list-item>
            <text:list-item>
              <text:p text:style-name="P48"><text:span text:style-name="T1">Interaction with Frequency</text:span>: If both <text:span text:style-name="Source_5f_Text">size</text:span> and a frequency (e.g., <text:span text:style-name="Source_5f_Text">daily</text:span>) are specified, rotation occurs when either the size threshold is met or the frequency period has passed. The <text:span text:style-name="Source_5f_Text">size</text:span> directive effectively sets a maximum size between rotations.</text:p>
            </text:list-item>
            <text:list-item>
              <text:p text:style-name="P48"><text:span text:style-name="T1">Example in config</text:span>:</text:p>
              <text:p text:style-name="P11">/var/log/largeapp/debug.log {</text:p>
              <text:p text:style-name="P11"><text:s text:c="4"/>size 100M <text:s text:c="7"/># Rotate if the log file reaches 100 MB</text:p>
              <text:p text:style-name="P11"><text:s text:c="4"/>rotate 5</text:p>
              <text:p text:style-name="P11"><text:s text:c="4"/>compress</text:p>
              <text:p text:style-name="P11">}</text:p>
              <text:p text:style-name="P22">This configuration ensures that <text:span text:style-name="Source_5f_Text">debug.log</text:span> is rotated as soon as it hits 100MB, even if a daily rotation hasn't occurred yet. It will keep 5 compressed historical files.</text:p>
            </text:list-item>
          </text:list>
        </text:list-item>
        <text:list-item>
          <text:p text:style-name="P47"><text:soft-page-break/><text:span text:style-name="Source_5f_Text">dateext</text:span>:</text:p>
          <text:list text:style-name="L27">
            <text:list-item>
              <text:p text:style-name="P49"><text:span text:style-name="T1">Purpose</text:span>: This directive changes the naming convention for rotated log files. Instead of appending a simple number (e.g., <text:span text:style-name="Source_5f_Text">access.log.1</text:span>, <text:span text:style-name="Source_5f_Text">access.log.2</text:span>), it appends a date stamp.</text:p>
            </text:list-item>
            <text:list-item>
              <text:p text:style-name="P49"><text:span text:style-name="T1">Format</text:span>: The date format is typically <text:span text:style-name="Source_5f_Text">YYYYMMDD</text:span> (e.g., <text:span text:style-name="Source_5f_Text">access.log-20250521</text:span>).</text:p>
            </text:list-item>
            <text:list-item>
              <text:p text:style-name="P49"><text:span text:style-name="T1">Benefit</text:span>: Using <text:span text:style-name="Source_5f_Text">dateext</text:span> makes it much easier to identify when a specific log file was rotated, which can be invaluable for historical analysis and troubleshooting.</text:p>
            </text:list-item>
            <text:list-item>
              <text:p text:style-name="P49"><text:span text:style-name="T1">Example in config</text:span>:</text:p>
              <text:p text:style-name="P12">/var/log/mail/maillog {</text:p>
              <text:p text:style-name="P12"><text:s text:c="4"/>monthly</text:p>
              <text:p text:style-name="P12"><text:s text:c="4"/>dateext</text:p>
              <text:p text:style-name="P12"><text:s text:c="4"/>rotate 12</text:p>
              <text:p text:style-name="P12"><text:s text:c="4"/>compress</text:p>
              <text:p text:style-name="P12">}</text:p>
              <text:p text:style-name="P23">With this, after monthly rotation, you'd see files like <text:span text:style-name="Source_5f_Text">maillog-20240501.gz</text:span>, <text:span text:style-name="Source_5f_Text">maillog-20240601.gz</text:span>, etc., clearly indicating the month each log covers.</text:p>
            </text:list-item>
          </text:list>
        </text:list-item>
      </text:list>
      <text:p text:style-name="First_20_paragraph">These advanced directives give you finer control over <text:span text:style-name="Source_5f_Text">logrotate</text:span>'s behavior, allowing you to tailor log management precisely to your application's needs and compliance requirements.</text:p>
      <text:h text:style-name="Heading_20_3" text:outline-level="3"><text:bookmark-start text:name="logrotate-and-cron-integration"/><text:span text:style-name="Source_5f_Text">logrotate</text:span> and Cron Integration<text:bookmark-end text:name="logrotate-and-cron-integration"/></text:h>
      <text:p text:style-name="First_20_paragraph">On Linux systems, routine automated tasks are typically handled by a daemon called <text:span text:style-name="T1">cron</text:span>. <text:span text:style-name="Source_5f_Text">cron</text:span> allows you to schedule commands or scripts to run automatically at specified intervals (e.g., daily, weekly, monthly, or at specific times).</text:p>
      <text:p text:style-name="Text_20_body"><text:span text:style-name="Source_5f_Text">logrotate</text:span> is almost universally integrated with <text:span text:style-name="Source_5f_Text">cron</text:span> to ensure that log files are rotated regularly and automatically. You won't typically need to manually set up a <text:span text:style-name="Source_5f_Text">cron</text:span> job for <text:span text:style-name="Source_5f_Text">logrotate</text:span> on your server, as it's usually pre-configured during installation.</text:p>
      <text:p text:style-name="Text_20_body">The most common setup involves a <text:span text:style-name="Source_5f_Text">cron</text:span> job that runs <text:span text:style-name="Source_5f_Text">logrotate</text:span> daily. You can typically find this in the <text:span text:style-name="Source_5f_Text">/etc/cron.daily/</text:span> directory. If you list the contents of that directory, you'll likely see a file named logrotate:</text:p>
      <text:p text:style-name="Preformatted_20_Text"><text:span text:style-name="FunctionTok">ls</text:span><text:span text:style-name="NormalTok"> </text:span><text:span text:style-name="AttributeTok">-l</text:span><text:span text:style-name="NormalTok"> /etc/cron.daily/logrotate</text:span> </text:p>
      <text:p text:style-name="First_20_paragraph">This file is a simple script that executes the <text:span text:style-name="Source_5f_Text">logrotate</text:span> command, usually pointing to the main configuration file:</text:p>
      <text:p text:style-name="Preformatted_20_Text"><text:span text:style-name="CommentTok">#!/bin/sh</text:span> </text:p>
      <text:p text:style-name="Preformatted_20_Text"/>
      <text:p text:style-name="Preformatted_20_Text"><text:span text:style-name="ExtensionTok">/usr/sbin/logrotate</text:span><text:span text:style-name="NormalTok"> /etc/logrotate.conf</text:span> </text:p>
      <text:p text:style-name="Preformatted_20_Text"><text:span text:style-name="VariableTok">EXITVALUE</text:span><text:span text:style-name="OperatorTok">=</text:span><text:span text:style-name="VariableTok">$?</text:span> </text:p>
      <text:p text:style-name="Preformatted_20_Text"><text:span text:style-name="ControlFlowTok">if</text:span><text:span text:style-name="NormalTok"> </text:span><text:span text:style-name="BuiltInTok">[</text:span><text:span text:style-name="NormalTok"> </text:span><text:span text:style-name="VariableTok">$EXITVALUE</text:span><text:span text:style-name="NormalTok"> </text:span><text:span text:style-name="OtherTok">!=</text:span><text:span text:style-name="NormalTok"> 0 </text:span><text:span text:style-name="BuiltInTok">]</text:span><text:span text:style-name="KeywordTok">;</text:span><text:span text:style-name="NormalTok"> </text:span><text:span text:style-name="ControlFlowTok">then</text:span> </text:p>
      <text:p text:style-name="Preformatted_20_Text"><text:span text:style-name="NormalTok"><text:s text:c="4"/></text:span><text:span text:style-name="ExtensionTok">/usr/bin/logger</text:span><text:span text:style-name="NormalTok"> </text:span><text:span text:style-name="AttributeTok">-t</text:span><text:span text:style-name="NormalTok"> logrotate </text:span><text:span text:style-name="StringTok">"ALERT exited abnormally with [</text:span><text:span text:style-name="VariableTok">$EXITVALUE</text:span><text:span text:style-name="StringTok">]"</text:span> </text:p>
      <text:p text:style-name="Preformatted_20_Text"><text:span text:style-name="ControlFlowTok">fi</text:span> </text:p>
      <text:p text:style-name="Preformatted_20_Text"><text:soft-page-break/><text:span text:style-name="BuiltInTok">exit</text:span><text:span text:style-name="NormalTok"> </text:span><text:span text:style-name="VariableTok">$EXITVALUE</text:span> </text:p>
      <text:p text:style-name="First_20_paragraph"><text:span text:style-name="T1">Key takeaways from this integration</text:span>:</text:p>
      <text:list xml:id="list375874473" text:style-name="L28">
        <text:list-item>
          <text:p text:style-name="P50"><text:span text:style-name="T1">Automation</text:span>: This <text:span text:style-name="Source_5f_Text">cron</text:span> job ensures that <text:span text:style-name="Source_5f_Text">logrotate</text:span> runs automatically, typically once a day, processing all the configurations found in <text:span text:style-name="Source_5f_Text">/etc/logrotate.conf</text:span> and its included directory /etc/logrotate.d/.</text:p>
        </text:list-item>
        <text:list-item>
          <text:p text:style-name="P50"><text:span text:style-name="T1">No Manual Intervention (Usually)</text:span>: As a system administrator, your primary task regarding <text:span text:style-name="Source_5f_Text">logrotate</text:span> will be creating or modifying the configuration files in <text:span text:style-name="Source_5f_Text">/etc/logrotate.d/</text:span> for your specific applications, rather than scheduling the <text:span text:style-name="Source_5f_Text">logrotate</text:span> command itself.</text:p>
        </text:list-item>
        <text:list-item>
          <text:p text:style-name="P50"><text:span text:style-name="T1">System Standard</text:span>: This daily execution by <text:span text:style-name="Source_5f_Text">cron</text:span> is a standard and robust mechanism for maintaining log hygiene across the system.</text:p>
        </text:list-item>
      </text:list>
      <text:p text:style-name="First_20_paragraph">Understanding this integration helps you grasp why <text:span text:style-name="Source_5f_Text">logrotate</text:span> operates seamlessly in the background without constant manual oversigh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24:44Z</meta:creation-date>
    <dc:date>2025-06-10T12:04:45.971177340</dc:date>
    <meta:editing-duration>PT22S</meta:editing-duration>
    <meta:editing-cycles>1</meta:editing-cycles>
    <meta:document-statistic meta:table-count="0" meta:image-count="0" meta:object-count="0" meta:page-count="11" meta:paragraph-count="254" meta:word-count="3153" meta:character-count="20711" meta:non-whitespace-character-count="17601"/>
  </office:meta>
</office:document-meta>
</file>